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11" style:family="paragraph" style:parent-style-name="Standard">
      <style:text-properties officeooo:rsid="00277d07" officeooo:paragraph-rsid="002959ff"/>
    </style:style>
    <style:style style:name="P12" style:family="paragraph" style:parent-style-name="Standard">
      <style:paragraph-properties fo:text-align="start" style:justify-single-word="false"/>
      <style:text-properties officeooo:rsid="00150dc7" officeooo:paragraph-rsid="002959ff"/>
    </style:style>
    <style:style style:name="P13" style:family="paragraph" style:parent-style-name="Standard">
      <style:text-properties officeooo:paragraph-rsid="002959ff"/>
    </style:style>
    <style:style style:name="P14" style:family="paragraph" style:parent-style-name="Standard">
      <style:text-properties officeooo:paragraph-rsid="002b06e7"/>
    </style:style>
    <style:style style:name="P15" style:family="paragraph" style:parent-style-name="Standard" style:list-style-name="L3">
      <style:text-properties officeooo:rsid="003304c1" officeooo:paragraph-rsid="003304c1"/>
    </style:style>
    <style:style style:name="P16" style:family="paragraph" style:parent-style-name="Standard" style:list-style-name="L3">
      <style:text-properties officeooo:rsid="00338989" officeooo:paragraph-rsid="00338989"/>
    </style:style>
    <style:style style:name="P17" style:family="paragraph" style:parent-style-name="Standard" style:list-style-name="L3">
      <style:text-properties fo:color="#000000" officeooo:rsid="00338989" officeooo:paragraph-rsid="00338989"/>
    </style:style>
    <style:style style:name="P18" style:family="paragraph" style:parent-style-name="Standard" style:list-style-name="L3">
      <style:text-properties fo:color="#000000" officeooo:rsid="00338989" officeooo:paragraph-rsid="0033ad1a"/>
    </style:style>
    <style:style style:name="P19" style:family="paragraph" style:parent-style-name="Standard" style:list-style-name="L3">
      <style:text-properties fo:color="#000000" officeooo:rsid="0033ad1a" officeooo:paragraph-rsid="0033ad1a"/>
    </style:style>
    <style:style style:name="P20" style:family="paragraph" style:parent-style-name="Standard" style:list-style-name="L3">
      <style:text-properties fo:color="#000000" officeooo:rsid="0033ad1a" officeooo:paragraph-rsid="0038b1ae"/>
    </style:style>
    <style:style style:name="P21" style:family="paragraph" style:parent-style-name="Standard" style:list-style-name="L3">
      <style:text-properties fo:color="#000000" officeooo:rsid="00351949" officeooo:paragraph-rsid="00351949"/>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master-page-name="Standard">
      <style:paragraph-properties style:page-number="1"/>
    </style:style>
    <style:style style:name="P24" style:family="paragraph" style:parent-style-name="Contents_20_1" style:master-page-name="Index">
      <style:paragraph-properties style:page-number="auto"/>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2">
      <style:paragraph-properties fo:break-before="page"/>
    </style:style>
    <style:style style:name="T1" style:family="text">
      <style:text-properties officeooo:rsid="00232bd8"/>
    </style:style>
    <style:style style:name="T2" style:family="text">
      <style:text-properties style:font-name="Calibri2" fo:font-size="12pt" style:font-size-asian="10.5pt" style:font-size-complex="12pt"/>
    </style:style>
    <style:style style:name="T3" style:family="text">
      <style:text-properties style:font-name="Calibri2" fo:font-size="12pt" officeooo:rsid="00150dc7" style:font-size-asian="10.5pt" style:font-size-complex="12pt"/>
    </style:style>
    <style:style style:name="T4" style:family="text">
      <style:text-properties style:font-name="Calibri2" fo:font-size="12pt" officeooo:rsid="002959ff" style:font-size-asian="10.5pt" style:font-size-complex="12pt"/>
    </style:style>
    <style:style style:name="T5" style:family="text">
      <style:text-properties style:font-name="Calibri2" fo:font-size="12pt" officeooo:rsid="00232bd8" style:font-size-asian="10.5pt" style:font-size-complex="12pt"/>
    </style:style>
    <style:style style:name="T6" style:family="text">
      <style:text-properties style:font-name="Calibri2" fo:font-size="12pt" officeooo:rsid="002b06e7" style:font-size-asian="10.5pt" style:font-size-complex="12pt"/>
    </style:style>
    <style:style style:name="T7" style:family="text">
      <style:text-properties style:font-name="Calibri2" fo:font-size="12pt" officeooo:rsid="0032ef49" style:font-size-asian="10.5pt" style:font-size-complex="12pt"/>
    </style:style>
    <style:style style:name="T8" style:family="text">
      <style:text-properties officeooo:rsid="0022534d"/>
    </style:style>
    <style:style style:name="T9" style:family="text">
      <style:text-properties officeooo:rsid="002356be"/>
    </style:style>
    <style:style style:name="T10" style:family="text">
      <style:text-properties officeooo:rsid="00277d07"/>
    </style:style>
    <style:style style:name="T11" style:family="text">
      <style:text-properties officeooo:rsid="002959ff"/>
    </style:style>
    <style:style style:name="T12" style:family="text">
      <style:text-properties officeooo:rsid="002b06e7"/>
    </style:style>
    <style:style style:name="T13" style:family="text">
      <style:text-properties officeooo:rsid="002f2da1"/>
    </style:style>
    <style:style style:name="T14" style:family="text">
      <style:text-properties officeooo:rsid="0030f318"/>
    </style:style>
    <style:style style:name="T15" style:family="text">
      <style:text-properties officeooo:rsid="0032ef49"/>
    </style:style>
    <style:style style:name="T16" style:family="text">
      <style:text-properties officeooo:rsid="00338989"/>
    </style:style>
    <style:style style:name="T17" style:family="text">
      <style:text-properties fo:color="#ff3333"/>
    </style:style>
    <style:style style:name="T18" style:family="text">
      <style:text-properties officeooo:rsid="0033ad1a"/>
    </style:style>
    <style:style style:name="T19" style:family="text">
      <style:text-properties officeooo:rsid="0038b1ae"/>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105_1942098419" text:style-name="Index_20_Link" text:visited-style-name="Index_20_Link">1. Projektbeschreibung und Zielsetzung<text:tab/>1</text:a></text:p>
          <text:p text:style-name="P22"><text:a xlink:type="simple" xlink:href="#__RefHeading___Toc98_272856844" text:style-name="Index_20_Link" text:visited-style-name="Index_20_Link">1.1. Projektbeschreibung<text:tab/>1</text:a></text:p>
          <text:p text:style-name="P22"><text:a xlink:type="simple" xlink:href="#__RefHeading___Toc134_272856844" text:style-name="Index_20_Link" text:visited-style-name="Index_20_Link">1.2. Zielsetzung<text:tab/>1</text:a></text:p>
          <text:p text:style-name="P22"><text:a xlink:type="simple" xlink:href="#__RefHeading___Toc136_272856844" text:style-name="Index_20_Link" text:visited-style-name="Index_20_Link">1.3.. Optionale Ziele<text:tab/>1</text:a></text:p>
          <text:p text:style-name="P22"><text:a xlink:type="simple" xlink:href="#__RefHeading___Toc154_272856844" text:style-name="Index_20_Link" text:visited-style-name="Index_20_Link">1.4. Meilensteine<text:tab/>2</text:a></text:p>
        </text:index-body>
      </text:table-of-content>
      <text:p text:style-name="Contents_20_2"/>
      <text:h text:style-name="P23" text:outline-level="1"><text:bookmark-start text:name="__RefHeading___Toc105_1942098419"/>1. <text:span text:style-name="T9">Projektbeschreibung und </text:span>Zielsetzung<text:bookmark-end text:name="__RefHeading___Toc105_1942098419"/></text:h>
      <text:p text:style-name="P5"/>
      <text:h text:style-name="Heading_20_2" text:outline-level="2"><text:bookmark-start text:name="__RefHeading___Toc98_272856844"/>1.1. <text:span text:style-name="T9">Projektbeschreibung</text:span><text:bookmark-end text:name="__RefHeading___Toc98_272856844"/></text:h>
      <text:p text:style-name="Standard">Im Zuge der schulischen Ausbildung zum Fachinformatiker, mit de<text:span text:style-name="T13">n</text:span> Schwerpunkt<text:span text:style-name="T13">en</text:span> Systemintegration <text:span text:style-name="T13">und</text:span> Anwendungsentwicklung, müssen sich die Schüler/innen des RBZ-Technik Kiel im zweiten Ausbildungsjahr für ein dreiwöchiges Oberstufenprojekt entscheiden, bei dem sie ihr Fachwissen auf verschiedenen Gebieten <text:span text:style-name="T1">expandieren</text:span>.</text:p>
      <text:p text:style-name="Standard">Eines der angebotenen Projekte, mit dem Schwerpunkt auf der Anwendungsentwicklung, ist das Erstellen einer Android Applikation.</text:p>
      <text:p text:style-name="Standard"/>
      <text:p text:style-name="P14"><text:span text:style-name="T10">Die Gruppe Schicker, Hansen, Nieblich hat sich nach Abwägung diverser Projektideen, unter anderem einem Messenger á la Whatsapp, einer Weltkarte mit Infos zu interessanten Orten und einer Quizapp, für einen Arbeitsplaner entschieden. Die Idee ist hierbei, eine bessere Übersicht über den Arbeitsalltag zu erhalten und den Aufwand für bestimmte Tätigkeiten besser einschätzen zu können.</text:span></text:p>
      <text:p text:style-name="Standard"/>
      <text:p text:style-name="Standard"/>
      <text:h text:style-name="Heading_20_2" text:outline-level="2"><text:bookmark-start text:name="__RefHeading___Toc134_272856844"/>1.2. Zielsetzung<text:bookmark-end text:name="__RefHeading___Toc134_272856844"/></text:h>
      <text:p text:style-name="P13"/>
      <text:p text:style-name="P11">Di<text:span text:style-name="T14">e Applikation</text:span> soll die Möglichkeit bieten, <text:span text:style-name="T3">die täglichen </text:span><text:span text:style-name="T4">Tätigkeiten</text:span><text:span text:style-name="T3"> mit ihren zugehörigen Arbeitszeiten zu notieren </text:span><text:span text:style-name="T4">und</text:span><text:span text:style-name="T3"> somit einen Überblick </text:span><text:span text:style-name="T4">darüber geben, wie viel Zeit für welche Aufgabe aufgewendet wurde.</text:span><text:span text:style-name="T3"> </text:span><text:span text:style-name="T4">Auf diesem Weg</text:span><text:span text:style-name="T3"> ist es möglich zu überprüfen, ob die angestrebte Arbeitszeit, für eine einzelne Aufgabe, oder auch für den ganzen Tag, erreicht wurde, oder nicht.</text:span></text:p>
      <text:p text:style-name="P10">Grafisch soll der Tagesplaner im Stile eines "Stundenplanes" dargestellt werden.</text:p>
      <text:p text:style-name="P10"/>
      <text:p text:style-name="P8">Für die realistische Nutzung der App erstellt die Gruppe eine <text:span text:style-name="T8">voll funktionsfähige Backend-API.</text:span></text:p>
      <text:p text:style-name="P8">Mit dieser können die Administratoren neue Benutzer erstellen und Datensätze verwalten. Die App ist somit nicht an den lokalen Telefonspeicher gebunden <text:span text:style-name="T11">und hat einen zentralen Zugriffspunkt, über den die Daten der Anwendung administriert werden können.</text:span></text:p>
      <text:p text:style-name="P7"/>
      <text:p text:style-name="P9"><text:span text:style-name="T14">Im Anschluss an die Projektarbeit erfolgt die Vorstellung der Ergebnisse durch eine Präsentation.</text:span></text:p>
      <text:p text:style-name="P9">Die Abgabe der Applikation erfolgt am 18.07.2017 <text:span text:style-name="T11">in Form eines ZIP-Archives </text:span>via E-Mail.</text:p>
      <text:p text:style-name="Standard"/>
      <text:p text:style-name="Standard"/>
      <text:h text:style-name="Heading_20_2" text:outline-level="2"><text:bookmark-start text:name="__RefHeading___Toc136_272856844"/>1.3. Optionale Ziel<text:span text:style-name="T12">e</text:span><text:bookmark-end text:name="__RefHeading___Toc136_272856844"/></text:h>
      <text:p text:style-name="P12"><text:span text:style-name="T2">Optional, sprich für den Fall, dass die Gruppe bereits vor Abschluss der Projektdauer </text:span><text:span text:style-name="T6">(18.07.2017)</text:span><text:span text:style-name="T2"> das angestrebte Ziel erreicht, stehen die Implementierung eines Über- und Unterstunden-Rechners, </text:span><text:span text:style-name="T6">die grafische Zusammenfassung</text:span><text:span text:style-name="T2"> </text:span><text:span text:style-name="T6">der </text:span><text:span text:style-name="T7">jeweiligen</text:span><text:span text:style-name="T6"> Tageszeit</text:span><text:span text:style-name="T7">en</text:span><text:span text:style-name="T6">, </text:span><text:span text:style-name="T2">verschiedene Ansichtszeiträume und Darstellungsformen, unterschiedliche Portrait- und Landscapeansichten, Einstellungen zur Benutzeranpassung der App </text:span><text:span text:style-name="T5">(z.B. Farbschemata)</text:span><text:span text:style-name="T2"> und ein Admin-Modus zur Verfügung.</text:span></text:p>
      <text:h text:style-name="P26" text:outline-level="2"><text:bookmark-start text:name="__RefHeading___Toc154_272856844"/><text:span text:style-name="T15">1.4.</text:span> <text:span text:style-name="T15">Meilensteine</text:span><text:bookmark-end text:name="__RefHeading___Toc154_272856844"/></text:h>
      <text:list xml:id="list5661639009321252756" text:style-name="L3">
        <text:list-item>
          <text:p text:style-name="P15">G<text:span text:style-name="T16">ruppenfindung</text:span></text:p>
        </text:list-item>
        <text:list-item>
          <text:p text:style-name="P16">Findung einer Problemstellung / Projektidee</text:p>
        </text:list-item>
        <text:list-item>
          <text:p text:style-name="P16">Aneignen von Grundwissen für die Arbeit mit Java und AndroidStudio</text:p>
        </text:list-item>
        <text:list-item>
          <text:p text:style-name="P17"><text:span text:style-name="T18">Genehmigung des Projektes durch die Lehrkraft</text:span></text:p>
        </text:list-item>
        <text:list-item>
          <text:p text:style-name="P18">Konzeptionierung der Applikation</text:p>
        </text:list-item>
        <text:list-item>
          <text:p text:style-name="P20">Erstellen <text:span text:style-name="T19">und </text:span>Zuweisung von Arbeitspaketen</text:p>
        </text:list-item>
        <text:list-item>
          <text:p text:style-name="P19">Backend-API</text:p>
        </text:list-item>
        <text:list-item>
          <text:p text:style-name="P19">Fertigstellung der Login-Activity</text:p>
        </text:list-item>
        <text:list-item>
          <text:p text:style-name="P19">Implementierung eines Drawer-Menüs</text:p>
        </text:list-item>
        <text:list-item>
          <text:p text:style-name="P19">Fertigstellung der Main-Activity</text:p>
        </text:list-item>
        <text:list-item>
          <text:p text:style-name="P19">Fertigstellung des Entry-Fragmentes</text:p>
        </text:list-item>
        <text:list-item>
          <text:p text:style-name="P21">Fertigstellung des Profil-Fragmentes</text:p>
        </text:list-item>
        <text:list-item>
          <text:p text:style-name="P21">Fertigstellung des About-Fragmentes</text:p>
        </text:list-item>
        <text:list-item>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7T14:46:07.082000000</dc:date>
    <meta:editing-duration>PT17M34S</meta:editing-duration>
    <meta:editing-cycles>3</meta:editing-cycles>
    <meta:generator>LibreOffice/5.1.6.2$Windows_x86 LibreOffice_project/07ac168c60a517dba0f0d7bc7540f5afa45f0909</meta:generator>
    <meta:document-statistic meta:table-count="0" meta:image-count="0" meta:object-count="0" meta:page-count="4" meta:paragraph-count="39" meta:word-count="408" meta:character-count="3107" meta:non-whitespace-character-count="2751"/>
  </office:meta>
</office:document-meta>
</file>